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4968" calcext:value-type="float">
            <text:p>57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7368" calcext:value-type="float">
            <text:p>57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1" calcext:value-type="float">
            <text:p>57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0832" calcext:value-type="float">
            <text:p>57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7512" calcext:value-type="float">
            <text:p>57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6552" calcext:value-type="float">
            <text:p>57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9704" calcext:value-type="float">
            <text:p>57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007</text:p>
          </table:table-cell>
          <table:table-cell office:value-type="string" calcext:value-type="string">
            <text:p>ZION-USGS-3 (IL Beach SP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38" meta:object-count="0"/>
    <meta:user-defined meta:name="AppVersion">3.0</meta:user-defined>
  </office:meta>
</office:document-meta>
</file>